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2f2f2" draw:textarea-horizontal-align="justify" draw:textarea-vertical-align="bottom" draw:auto-grow-height="false" fo:min-height="14.518cm" fo:min-width="4.3cm"/>
    </style:style>
    <style:style style:name="gr2" style:family="graphic" style:parent-style-name="standard">
      <style:graphic-properties draw:stroke="none" draw:fill-color="#f2f2f2" draw:textarea-horizontal-align="justify" draw:textarea-vertical-align="bottom" draw:auto-grow-height="false" fo:min-height="2.518cm" fo:min-width="4.3cm"/>
    </style:style>
    <style:style style:name="gr3" style:family="graphic" style:parent-style-name="standard">
      <style:graphic-properties draw:stroke="none" draw:fill-color="#f2f2f2" draw:textarea-horizontal-align="justify" draw:textarea-vertical-align="bottom" draw:auto-grow-height="false" fo:min-height="7.518cm" fo:min-width="4.3cm"/>
    </style:style>
    <style:style style:name="gr4" style:family="graphic" style:parent-style-name="standard">
      <style:graphic-properties draw:stroke="none" draw:fill-color="#f2f2f2" draw:textarea-horizontal-align="justify" draw:textarea-vertical-align="bottom" draw:auto-grow-height="false" fo:min-height="16.55cm" fo:min-width="4.3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75cm" fo:min-width="3.5cm"/>
    </style:style>
    <style:style style:name="gr7" style:family="graphic" style:parent-style-name="standard">
      <style:graphic-properties svg:stroke-color="#000000" draw:fill-color="#ccffff" draw:textarea-horizontal-align="justify" draw:textarea-vertical-align="middle" draw:auto-grow-height="false" fo:min-height="0.75cm" fo:min-width="3.5cm"/>
    </style:style>
    <style:style style:name="gr8" style:family="graphic" style:parent-style-name="standard">
      <style:graphic-properties svg:stroke-color="#000000" draw:fill-color="#dcffdc" draw:textarea-horizontal-align="justify" draw:textarea-vertical-align="middle" draw:auto-grow-height="false" fo:min-height="0.7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f2f2f2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cc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14.768cm" svg:x="26.6cm" svg:y="13.332cm">
          <text:p text:style-name="P1"><text:span text:style-name="T1">Ing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768cm" svg:x="20.6cm" svg:y="5.332cm">
          <text:p text:style-name="P1"><text:span text:style-name="T1">Monitoring/Q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7.768cm" svg:x="14.612cm" svg:y="13.3cm">
          <text:p text:style-name="P1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6.8cm" svg:x="8.6cm" svg:y="1.533cm">
          <text:p text:style-name="P1"><text:span text:style-name="T1">Crawl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cm" svg:height="1cm" svg:x="3cm" svg:y="4cm">
          <text:p text:style-name="P1"><text:span text:style-name="T2">W3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cm" svg:height="1cm" svg:x="9cm" svg:y="4cm">
          <text:p text:style-name="P1"><text:span text:style-name="T2">laun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cm" svg:height="1cm" svg:x="9cm" svg:y="6cm">
          <text:p text:style-name="P1"><text:span text:style-name="T2">uris-to-re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cm" svg:height="1cm" svg:x="9cm" svg:y="2cm">
          <text:p text:style-name="P1"><text:span text:style-name="T2">c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4cm" svg:height="1cm" svg:x="3cm" svg:y="8cm">
          <text:p text:style-name="P1"><text:span text:style-name="T2">web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4cm" svg:height="1cm" svg:x="9cm" svg:y="8cm">
          <text:p text:style-name="P1"><text:span text:style-name="T2">harchiver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4cm" svg:height="1cm" svg:x="9cm" svg:y="10cm">
          <text:p text:style-name="P1"><text:span text:style-name="T2">uris-to-craw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cm" svg:height="1cm" svg:x="9cm" svg:y="12cm">
          <text:p text:style-name="P1"><text:span text:style-name="T2">H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4cm" svg:height="1cm" svg:x="9cm" svg:y="14cm">
          <text:p text:style-name="P1"><text:span text:style-name="T2">uris-to-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4cm" svg:height="1cm" svg:x="3cm" svg:y="16cm">
          <text:p text:style-name="P1"><text:span text:style-name="T2">tinycdx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0" draw:id="id10" draw:layer="layout" svg:width="4cm" svg:height="1cm" svg:x="9cm" svg:y="16cm">
          <text:p text:style-name="P1"><text:span text:style-name="T2">uristocdx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4cm" svg:height="1cm" svg:x="3cm" svg:y="18cm">
          <text:p text:style-name="P1"><text:span text:style-name="T2">OpenWay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3" draw:id="id13" draw:layer="layout" svg:width="4cm" svg:height="1cm" svg:x="15cm" svg:y="18cm">
          <text:p text:style-name="P1"><text:span text:style-name="T2">docstow3ac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2" draw:id="id12" draw:layer="layout" svg:width="4cm" svg:height="1cm" svg:x="15cm" svg:y="14cm">
          <text:p text:style-name="P1"><text:span text:style-name="T2">docs-to-catalo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1cm" svg:y1="3cm" svg:x2="11cm" svg:y2="4cm" draw:start-shape="id1" draw:start-glue-point="2" draw:end-shape="id2" draw:end-glue-point="0" svg:d="M11000 3000v1000" svg:viewBox="0 0 1 1001">
          <text:p/>
        </draw:connector>
        <draw:connector draw:style-name="gr9" draw:text-style-name="P7" draw:layer="layout" svg:x1="7cm" svg:y1="4.5cm" svg:x2="9cm" svg:y2="4.5cm" draw:start-shape="id3" draw:start-glue-point="1" draw:end-shape="id2" draw:end-glue-point="3" svg:d="M7000 4500h2000" svg:viewBox="0 0 2001 1">
          <text:p/>
        </draw:connector>
        <draw:connector draw:style-name="gr9" draw:text-style-name="P7" draw:layer="layout" svg:x1="11cm" svg:y1="5cm" svg:x2="11cm" svg:y2="6cm" draw:start-shape="id2" draw:start-glue-point="2" draw:end-shape="id4" draw:end-glue-point="0" svg:d="M11000 5000v1000" svg:viewBox="0 0 1 1001">
          <text:p/>
        </draw:connector>
        <draw:connector draw:style-name="gr9" draw:text-style-name="P7" draw:layer="layout" svg:x1="11cm" svg:y1="7cm" svg:x2="11cm" svg:y2="8cm" draw:start-shape="id4" draw:start-glue-point="2" draw:end-shape="id5" draw:end-glue-point="0" svg:d="M11000 7000v1000" svg:viewBox="0 0 1 1001">
          <text:p/>
        </draw:connector>
        <draw:connector draw:style-name="gr9" draw:text-style-name="P7" draw:layer="layout" svg:x1="9cm" svg:y1="8.5cm" svg:x2="7cm" svg:y2="8.5cm" draw:start-shape="id5" draw:start-glue-point="3" draw:end-shape="id6" draw:end-glue-point="1" svg:d="M9000 8500h-2000" svg:viewBox="0 0 2001 1">
          <text:p/>
        </draw:connector>
        <draw:connector draw:style-name="gr9" draw:text-style-name="P7" draw:layer="layout" svg:x1="11cm" svg:y1="9cm" svg:x2="11cm" svg:y2="10cm" draw:start-shape="id5" draw:start-glue-point="2" draw:end-shape="id7" draw:end-glue-point="0" svg:d="M11000 9000v1000" svg:viewBox="0 0 1 1001">
          <text:p/>
        </draw:connector>
        <draw:connector draw:style-name="gr9" draw:text-style-name="P7" draw:layer="layout" svg:x1="11cm" svg:y1="11cm" svg:x2="11cm" svg:y2="12cm" draw:start-shape="id7" draw:start-glue-point="2" draw:end-shape="id8" draw:end-glue-point="0" svg:d="M11000 11000v1000" svg:viewBox="0 0 1 1001">
          <text:p/>
        </draw:connector>
        <draw:connector draw:style-name="gr9" draw:text-style-name="P7" draw:layer="layout" svg:x1="11cm" svg:y1="13cm" svg:x2="11cm" svg:y2="14cm" draw:start-shape="id8" draw:start-glue-point="2" draw:end-shape="id9" draw:end-glue-point="0" svg:d="M11000 13000v1000" svg:viewBox="0 0 1 1001">
          <text:p/>
        </draw:connector>
        <draw:connector draw:style-name="gr9" draw:text-style-name="P7" draw:layer="layout" svg:x1="11cm" svg:y1="15cm" svg:x2="11cm" svg:y2="16cm" draw:start-shape="id9" draw:start-glue-point="2" draw:end-shape="id10" draw:end-glue-point="0" svg:d="M11000 15000v1000" svg:viewBox="0 0 1 1001">
          <text:p/>
        </draw:connector>
        <draw:connector draw:style-name="gr9" draw:text-style-name="P7" draw:layer="layout" svg:x1="9cm" svg:y1="16.5cm" svg:x2="7cm" svg:y2="16.5cm" draw:start-shape="id10" draw:start-glue-point="3" draw:end-shape="id11" draw:end-glue-point="1" svg:d="M9000 16500h-2000" svg:viewBox="0 0 2001 1">
          <text:p/>
        </draw:connector>
        <draw:connector draw:style-name="gr9" draw:text-style-name="P7" draw:layer="layout" svg:x1="17cm" svg:y1="15cm" svg:x2="17cm" svg:y2="18cm" draw:start-shape="id12" draw:start-glue-point="2" draw:end-shape="id13" draw:end-glue-point="0" svg:d="M17000 15000v3000" svg:viewBox="0 0 1 3001">
          <text:p/>
        </draw:connector>
        <draw:connector draw:style-name="gr9" draw:text-style-name="P7" draw:layer="layout" svg:x1="7cm" svg:y1="18.5cm" svg:x2="15cm" svg:y2="18.5cm" draw:start-shape="id14" draw:start-glue-point="1" draw:end-shape="id13" svg:d="M7000 18500h8000" svg:viewBox="0 0 8001 1">
          <text:p/>
        </draw:connector>
        <draw:connector draw:style-name="gr9" draw:text-style-name="P7" draw:layer="layout" draw:line-skew="0.499cm -0.499cm" svg:x1="17cm" svg:y1="19cm" svg:x2="3cm" svg:y2="4.5cm" draw:start-shape="id13" draw:start-glue-point="2" draw:end-shape="id3" draw:end-glue-point="3" svg:d="M17000 19000v1000h-15000v-15500h1000" svg:viewBox="0 0 15001 15501">
          <text:p/>
        </draw:connector>
        <draw:connector draw:style-name="gr9" draw:text-style-name="P7" draw:layer="layout" svg:x1="13cm" svg:y1="12.5cm" svg:x2="17cm" svg:y2="14cm" draw:start-shape="id8" draw:start-glue-point="1" draw:end-shape="id12" draw:end-glue-point="0" svg:d="M13000 12500h4000v1500" svg:viewBox="0 0 4001 1501">
          <text:p/>
        </draw:connector>
        <draw:custom-shape draw:style-name="gr7" draw:text-style-name="P5" xml:id="id15" draw:id="id15" draw:layer="layout" svg:width="4cm" svg:height="1cm" svg:x="21cm" svg:y="6cm">
          <text:p text:style-name="P1"><text:span text:style-name="T2">uris-to-check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3cm" svg:y1="4.5cm" svg:x2="23cm" svg:y2="6cm" draw:start-shape="id2" draw:start-glue-point="1" draw:end-shape="id15" draw:end-glue-point="0" svg:d="M13000 4500h10000v1500" svg:viewBox="0 0 10001 1501">
          <text:p/>
        </draw:connector>
        <draw:connector draw:style-name="gr9" draw:text-style-name="P7" draw:layer="layout" svg:x1="5cm" svg:y1="18cm" svg:x2="5cm" svg:y2="17cm" draw:start-shape="id14" draw:start-glue-point="0" draw:end-shape="id11" draw:end-glue-point="2" svg:d="M5000 18000v-1000" svg:viewBox="0 0 1 1001">
          <text:p/>
        </draw:connector>
        <draw:custom-shape draw:style-name="gr7" draw:text-style-name="P5" xml:id="id16" draw:id="id16" draw:layer="layout" svg:width="4cm" svg:height="1cm" svg:x="27cm" svg:y="14cm">
          <text:p text:style-name="P1"><text:span text:style-name="T2">checkpoint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3cm" svg:y1="12.5cm" svg:x2="29cm" svg:y2="14cm" draw:start-shape="id8" draw:start-glue-point="1" draw:end-shape="id16" draw:end-glue-point="0" svg:d="M13000 12500h16000v1500" svg:viewBox="0 0 16001 1501">
          <text:p/>
        </draw:connector>
        <draw:custom-shape draw:style-name="gr8" draw:text-style-name="P6" xml:id="id17" draw:id="id17" draw:layer="layout" svg:width="4cm" svg:height="1cm" svg:x="27cm" svg:y="16cm">
          <text:p text:style-name="P1"><text:span text:style-name="T2">package-cp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9" draw:id="id19" draw:layer="layout" svg:width="4cm" svg:height="1cm" svg:x="27cm" svg:y="20cm">
          <text:p text:style-name="P1"><text:span text:style-name="T2">generate-sip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1" draw:id="id21" draw:layer="layout" svg:width="4cm" svg:height="1cm" svg:x="27cm" svg:y="24cm">
          <text:p text:style-name="P1"><text:span text:style-name="T2">submit-sip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" draw:id="id18" draw:layer="layout" svg:width="4cm" svg:height="1cm" svg:x="27cm" svg:y="18cm">
          <text:p text:style-name="P1"><text:span text:style-name="T2">package-to-si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0" draw:id="id20" draw:layer="layout" svg:width="4cm" svg:height="1cm" svg:x="27cm" svg:y="22cm">
          <text:p text:style-name="P1"><text:span text:style-name="T2">sips-to-submi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9cm" svg:y1="15cm" svg:x2="29cm" svg:y2="16cm" draw:start-shape="id16" draw:start-glue-point="2" draw:end-shape="id17" draw:end-glue-point="0" svg:d="M29000 15000v1000" svg:viewBox="0 0 1 1001">
          <text:p/>
        </draw:connector>
        <draw:connector draw:style-name="gr10" draw:text-style-name="P7" draw:layer="layout" svg:x1="29cm" svg:y1="17cm" svg:x2="29cm" svg:y2="18cm" draw:start-shape="id17" draw:start-glue-point="2" draw:end-shape="id18" draw:end-glue-point="0" svg:d="M29000 17000v1000" svg:viewBox="0 0 1 1001">
          <text:p/>
        </draw:connector>
        <draw:connector draw:style-name="gr10" draw:text-style-name="P7" draw:layer="layout" svg:x1="29cm" svg:y1="19cm" svg:x2="29cm" svg:y2="20cm" draw:start-shape="id18" draw:start-glue-point="2" draw:end-shape="id19" draw:end-glue-point="0" svg:d="M29000 19000v1000" svg:viewBox="0 0 1 1001">
          <text:p/>
        </draw:connector>
        <draw:connector draw:style-name="gr10" draw:text-style-name="P7" draw:layer="layout" svg:x1="29cm" svg:y1="21cm" svg:x2="29cm" svg:y2="22cm" draw:start-shape="id19" draw:start-glue-point="2" draw:end-shape="id20" draw:end-glue-point="0" svg:d="M29000 21000v1000" svg:viewBox="0 0 1 1001">
          <text:p/>
        </draw:connector>
        <draw:connector draw:style-name="gr10" draw:text-style-name="P7" draw:layer="layout" svg:x1="29cm" svg:y1="23cm" svg:x2="29cm" svg:y2="24cm" draw:start-shape="id20" draw:start-glue-point="2" draw:end-shape="id21" draw:end-glue-point="0" svg:d="M29000 23000v1000" svg:viewBox="0 0 1 1001">
          <text:p/>
        </draw:connector>
        <draw:custom-shape draw:style-name="gr5" draw:text-style-name="P3" xml:id="id22" draw:id="id22" draw:layer="layout" svg:width="4cm" svg:height="1cm" svg:x="3cm" svg:y="24cm">
          <text:p text:style-name="P1"><text:span text:style-name="T2">DLS W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svg:x1="27cm" svg:y1="24.5cm" svg:x2="7cm" svg:y2="24.5cm" draw:start-shape="id21" draw:start-glue-point="3" draw:end-shape="id22" draw:end-glue-point="1" svg:d="M27000 24500h-20000" svg:viewBox="0 0 20001 1">
          <text:p/>
        </draw:connector>
        <draw:custom-shape draw:style-name="gr5" draw:text-style-name="P3" xml:id="id23" draw:id="id23" draw:layer="layout" svg:width="4cm" svg:height="1cm" svg:x="3cm" svg:y="22cm">
          <text:p text:style-name="P1"><text:span text:style-name="T2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line-skew="6cm" svg:x1="27cm" svg:y1="16.5cm" svg:x2="7cm" svg:y2="22.5cm" draw:start-shape="id17" draw:start-glue-point="3" draw:end-shape="id23" draw:end-glue-point="1" svg:d="M27000 16500h-4000v6000h-16000" svg:viewBox="0 0 20001 6001">
          <text:p/>
        </draw:connector>
        <draw:connector draw:style-name="gr10" draw:text-style-name="P7" draw:layer="layout" draw:line-skew="6cm" svg:x1="27cm" svg:y1="20.5cm" svg:x2="7cm" svg:y2="22.5cm" draw:start-shape="id19" draw:start-glue-point="3" draw:end-shape="id23" draw:end-glue-point="1" svg:d="M27000 20500h-4000v2000h-16000" svg:viewBox="0 0 20001 2001">
          <text:p/>
        </draw:connector>
        <draw:connector draw:style-name="gr10" draw:text-style-name="P7" draw:layer="layout" draw:line-skew="6cm" svg:x1="7cm" svg:y1="22.5cm" svg:x2="27cm" svg:y2="24.5cm" draw:start-shape="id23" draw:start-glue-point="1" draw:end-shape="id21" draw:end-glue-point="3" svg:d="M7000 22500h16000v2000h4000" svg:viewBox="0 0 20001 2001">
          <text:p/>
        </draw:connector>
        <draw:connector draw:style-name="gr10" draw:text-style-name="P7" draw:layer="layout" svg:x1="5cm" svg:y1="23cm" svg:x2="5cm" svg:y2="24cm" draw:start-shape="id23" draw:start-glue-point="2" draw:end-shape="id22" draw:end-glue-point="0" svg:d="M5000 23000v1000" svg:viewBox="0 0 1 1001">
          <text:p/>
        </draw:connector>
        <draw:custom-shape draw:style-name="gr7" draw:text-style-name="P5" xml:id="id24" draw:id="id24" draw:layer="layout" svg:width="4cm" svg:height="1cm" svg:x="27cm" svg:y="26cm">
          <text:p text:style-name="P1"><text:span text:style-name="T2">sips-to-verify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9cm" svg:y1="25cm" svg:x2="29cm" svg:y2="26cm" draw:start-shape="id21" draw:start-glue-point="2" draw:end-shape="id24" draw:end-glue-point="0" svg:d="M29000 25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3:12:30.129950000</meta:creation-date>
    <dc:date>2016-03-18T14:27:47.605579000</dc:date>
    <meta:editing-duration>PT3H15M49S</meta:editing-duration>
    <meta:editing-cycles>10</meta:editing-cycles>
    <meta:generator>LibreOffice/5.0.5.2$MacOSX_X86_64 LibreOffice_project/55b006a02d247b5f7215fc6ea0fde844b30035b3</meta:generator>
    <meta:document-statistic meta:object-count="56"/>
  </office:meta>
</office:document-meta>
</file>